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fo:language="it" fo:country="IT" officeooo:rsid="00054353" officeooo:paragraph-rsid="00054353" style:font-size-asian="10.5pt" style:font-size-complex="12pt"/>
    </style:style>
    <style:style style:name="P2" style:family="paragraph" style:parent-style-name="Standard">
      <style:paragraph-properties fo:text-align="start" style:justify-single-word="false"/>
      <style:text-properties fo:font-size="12pt" fo:language="it" fo:country="IT" officeooo:rsid="00054353" officeooo:paragraph-rsid="00054353" style:font-size-asian="10.5pt" style:font-size-complex="12pt"/>
    </style:style>
    <style:style style:name="P3" style:family="paragraph" style:parent-style-name="Standard">
      <style:paragraph-properties fo:text-align="start" style:justify-single-word="false"/>
      <style:text-properties fo:font-size="12pt" fo:language="it" fo:country="IT" fo:font-weight="bold" officeooo:rsid="00054353" officeooo:paragraph-rsid="00054353" style:font-size-asian="10.5pt" style:font-weight-asian="bold" style:font-size-complex="12pt" style:font-weight-complex="bold"/>
    </style:style>
    <style:style style:name="P4" style:family="paragraph" style:parent-style-name="Standard">
      <style:paragraph-properties fo:text-align="start" style:justify-single-word="false"/>
      <style:text-properties officeooo:paragraph-rsid="0006de5e"/>
    </style:style>
    <style:style style:name="P5" style:family="paragraph" style:parent-style-name="Standard">
      <style:paragraph-properties fo:text-align="start" style:justify-single-word="false"/>
      <style:text-properties officeooo:paragraph-rsid="000d533e"/>
    </style:style>
    <style:style style:name="P6" style:family="paragraph" style:parent-style-name="Standard">
      <style:paragraph-properties fo:text-align="start" style:justify-single-word="false"/>
      <style:text-properties officeooo:rsid="0006de5e" officeooo:paragraph-rsid="0006de5e"/>
    </style:style>
    <style:style style:name="P7" style:family="paragraph" style:parent-style-name="Standard">
      <style:paragraph-properties fo:text-align="start" style:justify-single-word="false"/>
      <style:text-properties officeooo:rsid="000a2b38" officeooo:paragraph-rsid="000a2b38"/>
    </style:style>
    <style:style style:name="P8" style:family="paragraph" style:parent-style-name="Standard">
      <style:paragraph-properties fo:text-align="start" style:justify-single-word="false"/>
      <style:text-properties officeooo:rsid="000b7877" officeooo:paragraph-rsid="000b7877"/>
    </style:style>
    <style:style style:name="P9" style:family="paragraph" style:parent-style-name="Standard">
      <style:paragraph-properties fo:text-align="start" style:justify-single-word="false"/>
      <style:text-properties officeooo:rsid="000cdf1b" officeooo:paragraph-rsid="000cdf1b"/>
    </style:style>
    <style:style style:name="P10" style:family="paragraph" style:parent-style-name="Standard">
      <style:paragraph-properties fo:text-align="start" style:justify-single-word="false"/>
      <style:text-properties officeooo:rsid="000e76d5" officeooo:paragraph-rsid="000e76d5"/>
    </style:style>
    <style:style style:name="P11" style:family="paragraph" style:parent-style-name="Standard">
      <style:paragraph-properties fo:text-align="start" style:justify-single-word="false"/>
      <style:text-properties officeooo:rsid="001db209" officeooo:paragraph-rsid="001db209"/>
    </style:style>
    <style:style style:name="P12" style:family="paragraph" style:parent-style-name="Preformatted_20_Text">
      <style:paragraph-properties fo:text-align="start" style:justify-single-word="false"/>
      <style:text-properties fo:font-size="10pt" fo:language="it" fo:country="IT" officeooo:rsid="00084655" officeooo:paragraph-rsid="00084655" style:font-size-asian="10pt" style:font-size-complex="10pt"/>
    </style:style>
    <style:style style:name="P13" style:family="paragraph" style:parent-style-name="Preformatted_20_Text">
      <style:paragraph-properties fo:text-align="start" style:justify-single-word="false"/>
      <style:text-properties fo:font-size="12pt" fo:language="it" fo:country="IT" officeooo:rsid="00084655" officeooo:paragraph-rsid="00084655" style:font-size-asian="10.5pt" style:font-size-complex="12pt"/>
    </style:style>
    <style:style style:name="P14" style:family="paragraph" style:parent-style-name="Standard" style:list-style-name="L1">
      <style:paragraph-properties fo:text-align="start" style:justify-single-word="false"/>
      <style:text-properties fo:font-size="12pt" fo:language="it" fo:country="IT" officeooo:rsid="00054353" officeooo:paragraph-rsid="00054353" style:font-size-asian="10.5pt" style:font-size-complex="12pt"/>
    </style:style>
    <style:style style:name="P15" style:family="paragraph" style:parent-style-name="Standard" style:list-style-name="L1">
      <style:paragraph-properties fo:text-align="start" style:justify-single-word="false"/>
      <style:text-properties fo:font-size="12pt" fo:language="it" fo:country="IT" officeooo:rsid="000e76d5" officeooo:paragraph-rsid="000e76d5" style:font-size-asian="10.5pt" style:font-size-complex="12pt"/>
    </style:style>
    <style:style style:name="P16" style:family="paragraph" style:parent-style-name="Standard" style:list-style-name="L2">
      <style:paragraph-properties fo:text-align="start" style:justify-single-word="false"/>
      <style:text-properties fo:font-size="12pt" fo:language="it" fo:country="IT" officeooo:rsid="0006de5e" officeooo:paragraph-rsid="0006de5e" style:font-size-asian="10.5pt" style:font-size-complex="12pt"/>
    </style:style>
    <style:style style:name="P17" style:family="paragraph" style:parent-style-name="Standard">
      <style:paragraph-properties fo:text-align="start" style:justify-single-word="false"/>
      <style:text-properties fo:font-size="12pt" fo:language="it" fo:country="IT" officeooo:rsid="00084655" officeooo:paragraph-rsid="0006de5e" style:font-size-asian="10.5pt" style:font-size-complex="12pt"/>
    </style:style>
    <style:style style:name="P18" style:family="paragraph" style:parent-style-name="Standard">
      <style:paragraph-properties fo:text-align="start" style:justify-single-word="false"/>
      <style:text-properties fo:font-size="12pt" fo:language="it" fo:country="IT" officeooo:rsid="00084655" officeooo:paragraph-rsid="00084655" style:font-size-asian="10.5pt" style:font-size-complex="12pt"/>
    </style:style>
    <style:style style:name="P19" style:family="paragraph" style:parent-style-name="Standard">
      <style:paragraph-properties fo:text-align="start" style:justify-single-word="false"/>
      <style:text-properties fo:font-size="12pt" fo:language="it" fo:country="IT" officeooo:rsid="000b7877" officeooo:paragraph-rsid="000b7877" style:font-size-asian="10.5pt" style:font-size-complex="12pt"/>
    </style:style>
    <style:style style:name="P20" style:family="paragraph" style:parent-style-name="Standard">
      <style:paragraph-properties fo:text-align="start" style:justify-single-word="false"/>
      <style:text-properties fo:font-size="12pt" fo:language="it" fo:country="IT" officeooo:rsid="000b7877" officeooo:paragraph-rsid="000a2b38" style:font-size-asian="10.5pt" style:font-size-complex="12pt"/>
    </style:style>
    <style:style style:name="P21" style:family="paragraph" style:parent-style-name="Standard">
      <style:paragraph-properties fo:text-align="start" style:justify-single-word="false"/>
      <style:text-properties fo:font-size="12pt" fo:language="it" fo:country="IT" officeooo:rsid="000a2b38" officeooo:paragraph-rsid="000a2b38" style:font-size-asian="10.5pt" style:font-size-complex="12pt"/>
    </style:style>
    <style:style style:name="P22" style:family="paragraph" style:parent-style-name="Standard">
      <style:paragraph-properties fo:text-align="start" style:justify-single-word="false"/>
      <style:text-properties fo:font-size="12pt" fo:language="it" fo:country="IT" officeooo:rsid="001db209" officeooo:paragraph-rsid="001db209" style:font-size-asian="10.5pt" style:font-size-complex="12pt"/>
    </style:style>
    <style:style style:name="P23" style:family="paragraph" style:parent-style-name="Standard">
      <style:paragraph-properties fo:text-align="start" style:justify-single-word="false"/>
      <style:text-properties fo:font-size="12pt" fo:language="it" fo:country="IT" officeooo:rsid="001f780b" officeooo:paragraph-rsid="001db209" style:font-size-asian="10.5pt" style:font-size-complex="12pt"/>
    </style:style>
    <style:style style:name="P24" style:family="paragraph" style:parent-style-name="Standard">
      <style:paragraph-properties fo:text-align="start" style:justify-single-word="false"/>
      <style:text-properties fo:font-size="12pt" fo:language="it" fo:country="IT" officeooo:rsid="0020d2bf" officeooo:paragraph-rsid="001db209" style:font-size-asian="10.5pt" style:font-size-complex="12pt"/>
    </style:style>
    <style:style style:name="P25" style:family="paragraph" style:parent-style-name="Standard">
      <style:paragraph-properties fo:text-align="start" style:justify-single-word="false"/>
      <style:text-properties fo:font-size="12pt" fo:language="it" fo:country="IT" officeooo:rsid="0022202a" officeooo:paragraph-rsid="001db209" style:font-size-asian="10.5pt" style:font-size-complex="12pt"/>
    </style:style>
    <style:style style:name="P26" style:family="paragraph" style:parent-style-name="Standard">
      <style:paragraph-properties fo:text-align="start" style:justify-single-word="false"/>
      <style:text-properties fo:font-size="12pt" fo:language="it" fo:country="IT" officeooo:rsid="0022202a" officeooo:paragraph-rsid="0022202a" style:font-size-asian="10.5pt" style:font-size-complex="12pt"/>
    </style:style>
    <style:style style:name="P27" style:family="paragraph" style:parent-style-name="Standard">
      <style:paragraph-properties fo:text-align="start" style:justify-single-word="false"/>
      <style:text-properties fo:font-size="12pt" fo:language="it" fo:country="IT" officeooo:rsid="000a8334" officeooo:paragraph-rsid="000a8334" style:font-size-asian="10.5pt" style:font-size-complex="12pt"/>
    </style:style>
    <style:style style:name="P28" style:family="paragraph" style:parent-style-name="Standard">
      <style:paragraph-properties fo:text-align="start" style:justify-single-word="false"/>
      <style:text-properties fo:font-size="12pt" fo:language="it" fo:country="IT" officeooo:rsid="0023c39f" officeooo:paragraph-rsid="0023c39f" style:font-size-asian="10.5pt" style:font-size-complex="12pt"/>
    </style:style>
    <style:style style:name="P29" style:family="paragraph" style:parent-style-name="Standard">
      <style:paragraph-properties fo:text-align="start" style:justify-single-word="false"/>
      <style:text-properties fo:font-size="12pt" fo:language="it" fo:country="IT" officeooo:rsid="003391cd" officeooo:paragraph-rsid="003391cd" style:font-size-asian="10.5pt" style:font-size-complex="12pt"/>
    </style:style>
    <style:style style:name="P30" style:family="paragraph" style:parent-style-name="Standard">
      <style:paragraph-properties fo:text-align="start" style:justify-single-word="false"/>
      <style:text-properties fo:font-size="12pt" fo:language="it" fo:country="IT" officeooo:rsid="00342b8d" officeooo:paragraph-rsid="00342b8d" style:font-size-asian="10.5pt" style:font-size-complex="12pt"/>
    </style:style>
    <style:style style:name="P31" style:family="paragraph" style:parent-style-name="Standard">
      <style:paragraph-properties fo:text-align="start" style:justify-single-word="false"/>
      <style:text-properties fo:font-size="12pt" fo:language="it" fo:country="IT" fo:font-weight="bold" officeooo:rsid="00084655" officeooo:paragraph-rsid="00084655"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language="it" fo:country="IT" fo:font-weight="bold" officeooo:rsid="000a8334" officeooo:paragraph-rsid="000a8334" style:font-size-asian="10.5pt" style:font-weight-asian="bold" style:font-size-complex="12pt" style:font-weight-complex="bold"/>
    </style:style>
    <style:style style:name="P33" style:family="paragraph" style:parent-style-name="Standard">
      <style:paragraph-properties fo:text-align="start" style:justify-single-word="false"/>
      <style:text-properties officeooo:paragraph-rsid="0023f794"/>
    </style:style>
    <style:style style:name="P34" style:family="paragraph" style:parent-style-name="Standard">
      <style:paragraph-properties fo:text-align="start" style:justify-single-word="false"/>
      <style:text-properties officeooo:paragraph-rsid="002c0060"/>
    </style:style>
    <style:style style:name="P35" style:family="paragraph" style:parent-style-name="Standard">
      <style:paragraph-properties fo:text-align="start" style:justify-single-word="false"/>
      <style:text-properties officeooo:paragraph-rsid="00325ca1"/>
    </style:style>
    <style:style style:name="P36" style:family="paragraph" style:parent-style-name="Standard">
      <style:paragraph-properties fo:text-align="start" style:justify-single-word="false"/>
      <style:text-properties officeooo:paragraph-rsid="00334582"/>
    </style:style>
    <style:style style:name="P37" style:family="paragraph" style:parent-style-name="Standard">
      <style:paragraph-properties fo:text-align="start" style:justify-single-word="false"/>
      <style:text-properties style:text-position="0% 100%" fo:font-size="12pt" fo:language="it" fo:country="IT" fo:font-weight="bold" officeooo:rsid="000a8334" officeooo:paragraph-rsid="000a8334" style:font-size-asian="10.5pt" style:font-weight-asian="bold" style:font-size-complex="12pt" style:font-weight-complex="bold"/>
    </style:style>
    <style:style style:name="P38" style:family="paragraph" style:parent-style-name="Standard">
      <style:paragraph-properties fo:text-align="start" style:justify-single-word="false"/>
      <style:text-properties style:text-position="0% 100%" fo:font-size="12pt" fo:language="it" fo:country="IT" officeooo:rsid="000fa8d1" officeooo:paragraph-rsid="000fa8d1" style:font-size-asian="10.5pt" style:font-size-complex="12pt"/>
    </style:style>
    <style:style style:name="P39" style:family="paragraph" style:parent-style-name="Standard">
      <style:paragraph-properties fo:text-align="start" style:justify-single-word="false"/>
      <style:text-properties style:text-position="0% 100%" fo:font-size="12pt" fo:language="it" fo:country="IT" officeooo:rsid="0012294c" officeooo:paragraph-rsid="00115927" style:font-size-asian="10.5pt" style:font-size-complex="12pt"/>
    </style:style>
    <style:style style:name="P40" style:family="paragraph" style:parent-style-name="Standard">
      <style:paragraph-properties fo:text-align="start" style:justify-single-word="false"/>
      <style:text-properties style:text-position="0% 100%" fo:font-size="12pt" fo:language="it" fo:country="IT" officeooo:rsid="001db209" officeooo:paragraph-rsid="001db209" style:font-size-asian="10.5pt" style:font-size-complex="12pt"/>
    </style:style>
    <style:style style:name="P41" style:family="paragraph" style:parent-style-name="Standard">
      <style:paragraph-properties fo:text-align="start" style:justify-single-word="false"/>
      <style:text-properties style:text-position="0% 100%" officeooo:rsid="00115927" officeooo:paragraph-rsid="00115927"/>
    </style:style>
    <style:style style:name="P42" style:family="paragraph" style:parent-style-name="Standard">
      <style:paragraph-properties fo:text-align="start" style:justify-single-word="false"/>
      <style:text-properties style:text-position="0% 100%" officeooo:rsid="001bcb76" officeooo:paragraph-rsid="001bcb76"/>
    </style:style>
    <style:style style:name="P43" style:family="paragraph" style:parent-style-name="Standard">
      <style:paragraph-properties fo:text-align="start" style:justify-single-word="false"/>
      <style:text-properties style:text-position="0% 100%" officeooo:rsid="001db209" officeooo:paragraph-rsid="001db209"/>
    </style:style>
    <style:style style:name="P44" style:family="paragraph" style:parent-style-name="Standard">
      <style:paragraph-properties fo:text-align="start" style:justify-single-word="false"/>
      <style:text-properties officeooo:rsid="00325ca1" officeooo:paragraph-rsid="00325ca1"/>
    </style:style>
    <style:style style:name="T1" style:family="text">
      <style:text-properties fo:font-size="12pt" fo:language="it" fo:country="IT" style:font-size-asian="10.5pt" style:font-size-complex="12pt"/>
    </style:style>
    <style:style style:name="T2" style:family="text">
      <style:text-properties fo:font-size="12pt" fo:language="it" fo:country="IT" officeooo:rsid="0006de5e" style:font-size-asian="10.5pt" style:font-size-complex="12pt"/>
    </style:style>
    <style:style style:name="T3" style:family="text">
      <style:text-properties fo:font-size="12pt" fo:language="it" fo:country="IT" officeooo:rsid="00084655" style:font-size-asian="10.5pt" style:font-size-complex="12pt"/>
    </style:style>
    <style:style style:name="T4" style:family="text">
      <style:text-properties fo:font-size="12pt" fo:language="it" fo:country="IT" officeooo:rsid="000b7877" style:font-size-asian="10.5pt" style:font-size-complex="12pt"/>
    </style:style>
    <style:style style:name="T5" style:family="text">
      <style:text-properties fo:font-size="12pt" fo:language="it" fo:country="IT" officeooo:rsid="000cdf1b" style:font-size-asian="10.5pt" style:font-size-complex="12pt"/>
    </style:style>
    <style:style style:name="T6" style:family="text">
      <style:text-properties fo:font-size="12pt" fo:language="it" fo:country="IT" officeooo:rsid="000d533e" style:font-size-asian="10.5pt" style:font-size-complex="12pt"/>
    </style:style>
    <style:style style:name="T7" style:family="text">
      <style:text-properties fo:font-size="12pt" fo:language="it" fo:country="IT" officeooo:rsid="000e76d5" style:font-size-asian="10.5pt" style:font-size-complex="12pt"/>
    </style:style>
    <style:style style:name="T8" style:family="text">
      <style:text-properties fo:font-size="12pt" fo:language="it" fo:country="IT" officeooo:rsid="0012294c" style:font-size-asian="10.5pt" style:font-size-complex="12pt"/>
    </style:style>
    <style:style style:name="T9" style:family="text">
      <style:text-properties fo:font-size="12pt" fo:language="it" fo:country="IT" officeooo:rsid="001db209" style:font-size-asian="10.5pt" style:font-size-complex="12pt"/>
    </style:style>
    <style:style style:name="T10" style:family="text">
      <style:text-properties fo:font-size="12pt" fo:language="it" fo:country="IT" officeooo:rsid="001f780b" style:font-size-asian="10.5pt" style:font-size-complex="12pt"/>
    </style:style>
    <style:style style:name="T11" style:family="text">
      <style:text-properties fo:font-size="12pt" fo:language="it" fo:country="IT" officeooo:rsid="0020d2bf" style:font-size-asian="10.5pt" style:font-size-complex="12pt"/>
    </style:style>
    <style:style style:name="T12" style:family="text">
      <style:text-properties fo:font-size="12pt" fo:language="it" fo:country="IT" officeooo:rsid="0023c39f" style:font-size-asian="10.5pt" style:font-size-complex="12pt"/>
    </style:style>
    <style:style style:name="T13" style:family="text">
      <style:text-properties fo:font-size="12pt" fo:language="it" fo:country="IT" officeooo:rsid="0029a69b" style:font-size-asian="10.5pt" style:font-size-complex="12pt"/>
    </style:style>
    <style:style style:name="T14" style:family="text">
      <style:text-properties fo:font-size="12pt" fo:language="it" fo:country="IT" officeooo:rsid="0023f794" style:font-size-asian="10.5pt" style:font-size-complex="12pt"/>
    </style:style>
    <style:style style:name="T15" style:family="text">
      <style:text-properties fo:font-size="12pt" fo:language="it" fo:country="IT" officeooo:rsid="002aeb9f" style:font-size-asian="10.5pt" style:font-size-complex="12pt"/>
    </style:style>
    <style:style style:name="T16" style:family="text">
      <style:text-properties fo:font-size="12pt" fo:language="it" fo:country="IT" officeooo:rsid="002c0060" style:font-size-asian="10.5pt" style:font-size-complex="12pt"/>
    </style:style>
    <style:style style:name="T17" style:family="text">
      <style:text-properties fo:font-size="12pt" fo:language="it" fo:country="IT" officeooo:rsid="002c98b8" style:font-size-asian="10.5pt" style:font-size-complex="12pt"/>
    </style:style>
    <style:style style:name="T18" style:family="text">
      <style:text-properties fo:font-size="12pt" fo:language="it" fo:country="IT" officeooo:rsid="0030fb68" style:font-size-asian="10.5pt" style:font-size-complex="12pt"/>
    </style:style>
    <style:style style:name="T19" style:family="text">
      <style:text-properties fo:font-size="12pt" fo:language="it" fo:country="IT" officeooo:rsid="00334582" style:font-size-asian="10.5pt" style:font-size-complex="12pt"/>
    </style:style>
    <style:style style:name="T20" style:family="text">
      <style:text-properties fo:font-size="12pt" fo:language="it" fo:country="IT" officeooo:rsid="00325ca1" style:font-size-asian="10.5pt" style:font-size-complex="12pt"/>
    </style:style>
    <style:style style:name="T21" style:family="text">
      <style:text-properties fo:font-weight="bold" style:font-weight-asian="bold" style:font-weight-complex="bold"/>
    </style:style>
    <style:style style:name="T22" style:family="text">
      <style:text-properties style:text-position="0% 100%"/>
    </style:style>
    <style:style style:name="T23" style:family="text">
      <style:text-properties officeooo:rsid="00342b8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vytskyy Maksym<text:tab/><text:tab/><text:tab/><text:span text:style-name="T21">Progetto miniLaska</text:span></text:p>
      <text:p text:style-name="P2"/>
      <text:p text:style-name="P3">Indice</text:p>
      <text:list xml:id="list223509004" text:style-name="L1">
        <text:list-item>
          <text:p text:style-name="P14">Introduzione</text:p>
        </text:list-item>
        <text:list-item>
          <text:p text:style-name="P14">Vincoli Tecnici</text:p>
        </text:list-item>
        <text:list-item>
          <text:p text:style-name="P14">Organizzazione e tempi</text:p>
        </text:list-item>
        <text:list-item>
          <text:p text:style-name="P14">Difficoltà progetto</text:p>
        </text:list-item>
        <text:list-item>
          <text:p text:style-name="P15">Struttura</text:p>
        </text:list-item>
        <text:list-item>
          <text:p text:style-name="P14">Risultati </text:p>
        </text:list-item>
      </text:list>
      <text:p text:style-name="P3">Introduzione</text:p>
      <text:p text:style-name="P4"><text:span text:style-name="T2">Il progetto miniLaska è una versione ridotta del gioco originale </text:span><text:a xlink:type="simple" xlink:href="http://www.laska.org/" text:style-name="Internet_20_link" text:visited-style-name="Visited_20_Internet_20_Link">http://www.laska.org</text:a> <text:span text:style-name="T2">con le seguenti limitazioni:</text:span></text:p>
      <text:list xml:id="list2515411430" text:style-name="L2">
        <text:list-item>
          <text:p text:style-name="P16">E’ possibile conquistare solo una pedina per turno</text:p>
        </text:list-item>
        <text:list-item>
          <text:p text:style-name="P16">La massima altezza delle pedine è tre, se si supera il limite la pedina viene tolta dal gioco</text:p>
        </text:list-item>
        <text:list-item>
          <text:p text:style-name="P16">Se la partita arriva a 100 mosse viene considerata come parità</text:p>
        </text:list-item>
      </text:list>
      <text:p text:style-name="P6"><text:span text:style-name="T1">Oltre a partite normali dove il giocatore può scegliere contro chi giocare è stata aggiunta la modalità per testare le </text:span><text:span text:style-name="T3">cpu tra di loro.</text:span></text:p>
      <text:p text:style-name="P17"/>
      <text:p text:style-name="P31">Vincoli tecnici</text:p>
      <text:p text:style-name="P18"/>
      <text:p text:style-name="P18">Per far funzionare il gioco bisogna assicurarsi di aver installato sul pc il compilatore gcc.</text:p>
      <text:p text:style-name="P18">Successivamente si può usufruire del Makefile presente nella cartella che utilizzando il semplice comando “make” dentro al terminale. Che eseguirà il seguente comando:</text:p>
      <text:p text:style-name="P12">gcc -ansi -pedantic -Wno-unused-result -O2 src/main.c src/board.c src/move.c src/participants.c -o miniLaska</text:p>
      <text:p text:style-name="P13"/>
      <text:p text:style-name="P31">Organizzazione e tempi</text:p>
      <text:p text:style-name="P31"/>
      <text:p text:style-name="P7"><text:span text:style-name="T1">Il progetto è stato completamente svolto dal sottoscritto. </text:span><text:span text:style-name="T4">Per realizzare il progetto esso è stato suddiviso in parti: </text:span></text:p>
      <text:p text:style-name="P19">- Realizzare la struttura scacchiera, le funzioni per gestirla.</text:p>
      <text:p text:style-name="P19">- Struttura per tenere conto dei movimenti disponibili.</text:p>
      <text:p text:style-name="P20">- Sviluppare la cpu per poter giocare contro il giocatore.</text:p>
      <text:p text:style-name="P20"/>
      <text:p text:style-name="P8"><text:span text:style-name="T1">N.B. Per insoddisfazione della prima versione cpu è stata realizzata una </text:span><text:span text:style-name="T5">la seconda versione più efficace.</text:span></text:p>
      <text:p text:style-name="P21"/>
      <text:p text:style-name="P21"/>
      <text:p text:style-name="P32">Difficoltà progetto</text:p>
      <text:p text:style-name="P9"><text:span text:style-name="T1">Durante lo svolgimento si sono riscontrati alcuni problemi durante la realizzazione delle funzioni per gestire il movimento è la ricerca di movimenti disponibili, pero sono stati risolti con il debugging e utilizzando la funzione </text:span><text:span text:style-name="T6">readGame in tal modo è stato possibile inserire casi specifici è individuare dove si trovava il problema.</text:span></text:p>
      <text:p text:style-name="P5"><text:span text:style-name="T6">Successivamente si sono presentate delle difficoltà </text:span><text:span text:style-name="T7">sul come</text:span><text:span text:style-name="T6"> realizzazione la prima cpu. </text:span><text:span text:style-name="T7">Alla fine è stato deciso di utilizzare il metodo brute force cioè far girare la cpu per ogni possibile combinazione fino ad un certo punto.</text:span></text:p>
      <text:p text:style-name="P10"><text:span text:style-name="T7">D</text:span><text:span text:style-name="T1">opo aver completato la prima cpu realizzare la seconda cpu è stata un esperienza più agevolata perché la struttura rimane molto simile alla prima.</text:span></text:p>
      <text:p text:style-name="P37"/>
      <text:p text:style-name="P37">Struttura</text:p>
      <text:p text:style-name="P38">Il progetto è suddiviso in quattro parti. Il main contiene il menu principale e i vari sotto menu. </text:p>
      <text:p text:style-name="P41"><text:span text:style-name="T1">Il </text:span><text:span text:style-name="T8">P</text:span><text:span text:style-name="T1">articipants che contiene funzioni per gestire il giocatore e varie cpu. Board per gestire la scacchiera, movimenti e informazioni come turno e vincitore. Move che registra </text:span><text:span text:style-name="T8">e gestisce </text:span><text:span text:style-name="T1">i movimenti </text:span><text:span text:style-name="T8">disponibili.</text:span></text:p>
      <text:p text:style-name="P39"/>
      <text:p text:style-name="P42"><text:span text:style-name="T1">Mai</text:span><text:span text:style-name="T9">n</text:span></text:p>
      <text:p text:style-name="P43"><text:span text:style-name="T1">Il main contiene il menu principale </text:span><text:span text:style-name="T12">e vi vari sotto menu per gestire partita con il giocatore, i test tra le varie cpu e impostazioni per cambiare le profondità delle cpu.</text:span></text:p>
      <text:p text:style-name="P40"><text:soft-page-break/></text:p>
      <text:p text:style-name="P40"/>
      <text:p text:style-name="P22">Partecipants </text:p>
      <text:p text:style-name="P36"><text:span text:style-name="T19">Al interno del file sono presenti funzioni che gestiscono il giocatore e le cpu.</text:span></text:p>
      <text:p text:style-name="P29">Per far giocare il giocatore si utilizza playerMove che <text:span text:style-name="T23">trova i fa vedere le mosse disponibili e successivamente attende l’input la mossa scelta. Se il giocatore sbaglia quattro volte l’input il programma termina.</text:span></text:p>
      <text:p text:style-name="P30">Abbiamo la semplice funzione randomMoveCpu che sceglie a caso tra le mosse disponibili.</text:p>
      <text:p text:style-name="P30">Infine abbiamo le due cpu avanzate la cpuScan e cpuEat:</text:p>
      <text:p text:style-name="P30">-La cpuScan</text:p>
      <text:p text:style-name="P30"/>
      <text:p text:style-name="P30">-La cpuEat</text:p>
      <text:p text:style-name="P36"><text:span text:style-name="T19"/></text:p>
      <text:p text:style-name="P22">Dentro al file ci sono varie funzioni relative al giocatore e alle cpu:</text:p>
      <text:p text:style-name="P11"><text:span text:style-name="T1">- playerMove: funzione usata per far giocare il giocatore, essa </text:span><text:span text:style-name="T10">visualizza le mosse disponibile e aspetta che l’user inserisca la sua scelta. Se l’user sbaglia quattro volte l’input il programma termina.</text:span></text:p>
      <text:p text:style-name="P23">- randomMoveCpu: semplicemente sceglie a caso le mosse.</text:p>
      <text:p text:style-name="P11"><text:span text:style-name="T10">- cpuScan e cpuScanRec: una cpu </text:span><text:span text:style-name="T11">che passa per tutte le possibilità fino ad una certa profondità, quando arriva alla fine chiama la funzione valueOfBoard che assegna un punteggio alla scacchiera. Dopo aver sommato tutte le scacchiere e diviso per il numero di possibilità si riceve il valore della mossa successivamente il la cpu sceglie la mossa con il valore maggiore.</text:span></text:p>
      <text:p text:style-name="P24"/>
      <text:p text:style-name="P24">- cpuEat e cpuScanEat</text:p>
      <text:p text:style-name="P25"/>
      <text:p text:style-name="P26">Move</text:p>
      <text:p text:style-name="P34"><text:span text:style-name="T16">Al suo interno è presente una struttura che tiene conto delle mosse disponibili, essa è composta da due contatori che tengono conto del </text:span><text:span text:style-name="T17">numero di</text:span><text:span text:style-name="T16"> mosse normali e quelle di cattura, e due array </text:span><text:span text:style-name="T17">dinamici(2d array flattened) che al suo interno sono presenti le coordinate delle pedine e coordinate di destinazione. </text:span><text:span text:style-name="T18">Tra le funzioni per gestire i movimenti ci sono createMove usato per azerare i contatori e mettere i puntatori a null, per registrare i movimenti vengono usate regNormalMove e regEatMove al loro interno vengono incrementati i contatori, assegnata memoria dinamica(malloc e realloc) e inseriti dentro le coordinate. Per pulire la memoria vene utilizzata la destroyMove, successivamente ci sono le funzioni per visualizzare le mosse printNormaMoves e printEatMoves in più al loro interno si possono visualizzare il valore di una mossa usato dalle cpu.</text:span></text:p>
      <text:p text:style-name="P44"><text:span text:style-name="T1">Infine sono presenti le funziini di utilità per estrarre informazioni dalla struttura come getCountEat, getCountNormal, getMoveEat e getMoveNormal(per le ultime due funzioni bisogna specificare quale mossa si vuole estrarre e quale delle coordinate).</text:span></text:p>
      <text:p text:style-name="P44"><text:span text:style-name="T1"/></text:p>
      <text:p text:style-name="P44"><text:span text:style-name="T1"><text:tab/>Struttura del array eatMove e normalMove</text:span></text:p>
      <text:p text:style-name="P44"><text:span text:style-name="T1"><text:tab/></text:span></text:p>
      <text:p text:style-name="P35"><text:span text:style-name="T19">normal move</text:span><text:span text:style-name="T20">Move<text:tab/></text:span><text:span text:style-name="T19">{ <text:s/>{coord x start, coord y start, coord x end, coord y end}, … }</text:span></text:p>
      <text:p text:style-name="P44"><text:span text:style-name="T19">eatMove<text:tab/><text:tab/>{ <text:s/>{coord x start, coord y start, coord x eat, coord y eat, coord x end, coord y end}, ...}</text:span></text:p>
      <text:p text:style-name="P26"/>
      <text:p text:style-name="P26">Board</text:p>
      <text:p text:style-name="P33"><text:span text:style-name="T12">C</text:span><text:span text:style-name="T14">ontiene </text:span><text:span text:style-name="T13">la scacchiera (3d array, pointer to pointer) allocata dinamicamente, alcune informazioni come turno e vincitore. Dentro si possono trovare anche funzioni per gerstirla come createBoard e destroyBoard per allocare e liberare la memoria, initBoard e initPlayers per inizializzare(riempire la scacchiera di spazzi vuoti e inserire le pedine dei giocatori). Funzioni per gestire i movimenti come normalMovement e eatMovement, e funzioni usate per </text:span><text:span text:style-name="T15">individuare movimenti disponibili con checkWhite e checkBlack che al suo interno dopo aver individuato i movimenti chiamano funzioni di move.h per registrarli. </text:span><text:span text:style-name="T16">Altre funzioni presenti sono showBoard per visualizzare la scacchiera copyBoard per copiare(se una delle due scacchiere e nulla il programma esce con errore) e altre semplici funzioni per utilità: changeTurn, getTurn, getWinner, selectWinner, drawGame.</text:span></text:p>
      <text:p text:style-name="P26"/>
      <text:p text:style-name="P26"/>
      <text:p text:style-name="P27"><text:soft-page-break/></text:p>
      <text:p text:style-name="P28">Risultati</text:p>
      <text:p text:style-name="P27"/>
      <text:p text:style-name="P18"><text:s/>no leaks are possible</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854in" fo:margin-right="0.382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0T20:58:46.466724442</meta:creation-date>
    <dc:date>2021-08-25T12:47:49.426496999</dc:date>
    <meta:editing-duration>PT5H37M56S</meta:editing-duration>
    <meta:editing-cycles>5</meta:editing-cycles>
    <meta:generator>LibreOffice/6.4.7.2$Linux_X86_64 LibreOffice_project/40$Build-2</meta:generator>
    <meta:document-statistic meta:table-count="0" meta:image-count="0" meta:object-count="0" meta:page-count="3" meta:paragraph-count="56" meta:word-count="942" meta:character-count="6059" meta:non-whitespace-character-count="5169"/>
  </office:meta>
</office:document-meta>
</file>